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6100" officeooo:paragraph-rsid="000c6100"/>
    </style:style>
    <style:style style:name="T1" style:family="text">
      <style:text-properties officeooo:rsid="000eef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01D758<text:tab/><text:span text:style-name="T1">VERT VIF</text:span></text:p>
      <text:p text:style-name="P1">#3AF24B<text:tab/><text:span text:style-name="T1">VERT CLAIR VIF</text:span></text:p>
      <text:p text:style-name="P1">#1FA055<text:tab/><text:span text:style-name="T1">VERT FONCE</text:span></text:p>
      <text:p text:style-name="P1">#095228<text:tab/><text:span text:style-name="T1">VERT NOIR</text:span></text:p>
      <text:p text:style-name="P1">#18391E<text:tab/><text:span text:style-name="T1">VERT TR7S NOIR</text:span></text:p>
      <text:p text:style-name="P1">#00561B<text:tab/><text:span text:style-name="T1">VERT FONC2 SOMBRE</text:span></text:p>
      <text:p text:style-name="P1">#5A5E6B<text:tab/><text:span text:style-name="T1">GRIS ANTRACITE</text:span></text:p>
      <text:p text:style-name="P1">#BABABA<text:tab/><text:span text:style-name="T1">GRIS CLAIR</text:span></text:p>
      <text:p text:style-name="P1">#EDEDED<text:tab/><text:span text:style-name="T1">GRIS/BLANC CASSE</text:span></text:p>
      <text:p text:style-name="P1">#0B1616<text:tab/><text:span text:style-name="T1">NOIR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20:47:48.248000000</meta:creation-date>
    <dc:date>2020-11-11T20:23:37.528000000</dc:date>
    <meta:editing-duration>PT7M2S</meta:editing-duration>
    <meta:editing-cycles>4</meta:editing-cycles>
    <meta:generator>LibreOffice/6.3.1.2$Windows_X86_64 LibreOffice_project/b79626edf0065ac373bd1df5c28bd630b4424273</meta:generator>
    <meta:document-statistic meta:table-count="0" meta:image-count="0" meta:object-count="0" meta:page-count="1" meta:paragraph-count="10" meta:word-count="32" meta:character-count="196" meta:non-whitespace-character-count="174"/>
  </office:meta>
</office:document-meta>
</file>